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loext:graphic-properties draw:fill-gradient-name="gradient" draw:fill-hatch-name="hatch"/>
      <style:paragraph-properties fo:line-height="200%" fo:text-align="justify" style:justify-single-word="false"/>
    </style:style>
    <style:style style:name="P2" style:family="paragraph" style:parent-style-name="Text_20_body">
      <loext:graphic-properties draw:fill-gradient-name="gradient" draw:fill-hatch-name="hatch"/>
      <style:paragraph-properties fo:margin-top="0in" fo:margin-bottom="0in" style:contextual-spacing="false" fo:line-height="200%" fo:text-align="justify" style:justify-single-word="false" style:writing-mode="lr-tb"/>
      <style:text-properties fo:font-variant="normal" fo:text-transform="none" fo:color="#000000" loext:opacity="100%" style:text-line-through-style="none" style:text-line-through-type="none" style:font-name="Times New Roman" fo:font-size="14pt" fo:font-style="normal" style:text-underline-style="none" fo:font-weight="bold" officeooo:rsid="000a0e9c" officeooo:paragraph-rsid="000a0e9c" style:text-blinking="false" fo:background-color="transparent" style:font-size-asian="14pt" style:font-weight-asian="bold" style:font-size-complex="14pt" style:font-weight-complex="bold"/>
    </style:style>
    <style:style style:name="T1" style:family="text">
      <style:text-properties style:font-name="Times New Roman"/>
    </style:style>
    <style:style style:name="T2" style:family="text">
      <style:text-properties style:font-name="Times New Roman" officeooo:rsid="000e078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text:tab/><text:tab/><text:tab/><text:tab/>1 number question</text:p>
      <text:p text:style-name="P1"><text:span text:style-name="T1">Nietzsches’ critique of traditional morality is a very complex issue. The traditional morality of Nietzsche can be divided into normative and descriptive components. In terms of descriptive components, he describes traditional morality as an instrument of history and tradition. He concluded that the traditional morality of self-sacrifice is merely an instrument of historical and cultural ideology emphasizing humility and mercy. He thought that the rise of judeo-christian values resulted from over-repressing human impulses and aspirations. It has a profoundly bad effect on the culture of human society. As a result, self-denial and humility turn kindness and mercy to express the moral superiority of those in power. He thought of traditional morality as a metaphor for slave morality. Traditional morality thus arrived as a compensatory mechanism. Later it was created to keep the weak under control and prevent them from raising against their oppressors. Moreover, Nietzsche emphasized that traditional morality is a major obstacle to human development in society. He also understood that this method also proved to be a failure. This leads to a kind of moral crisis where the values and the powerless are evaluated over the strong and healthy. In terms of normative components, his critique is more controversial. He considered that the ultimate goal of human existence is not to achieve perfection, but rather than inventing vitality mindfulness, and personal activity. He also gives another logic that traditional morality acts as a kind of deterrent to this goal, by imposing constraints on human behavior. As an alternative, he proposes a new principle of self-determination and self-creation in which a person is empowered to embrace his potential. This principle involves a radical change in all values where the traditional virtues of self-sacrifice, and humility piety are substituted. Finally</text:span><text:span text:style-name="T2">, </text:span><text:span text:style-name="T1">the critique of the traditional morality of Nietzsche is very challenging.<text:line-break/></text:span><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05T22:46:59.595000000</meta:creation-date>
    <dc:date>2023-04-05T23:38:13.412000000</dc:date>
    <meta:editing-duration>PT11M45S</meta:editing-duration>
    <meta:editing-cycles>3</meta:editing-cycles>
    <meta:generator>LibreOffice/7.3.4.2$Windows_X86_64 LibreOffice_project/728fec16bd5f605073805c3c9e7c4212a0120dc5</meta:generator>
    <meta:document-statistic meta:table-count="0" meta:image-count="0" meta:object-count="0" meta:page-count="1" meta:paragraph-count="2" meta:word-count="304" meta:character-count="2010" meta:non-whitespace-character-count="1701"/>
  </office:meta>
</office:document-meta>
</file>